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officeooo:paragraph-rsid="000e0b5e"/>
    </style:style>
    <style:style style:name="T1" style:family="text">
      <style:text-properties officeooo:rsid="000e0b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Opgave: Restaurant tablet voedselbestelling App</text:p>
      <text:p text:style-name="Standard"/>
      <text:p text:style-name="Standard">Technische vereisten: Symphony PHP App, MYSQL database.</text:p>
      <text:p text:style-name="Standard"/>
      <text:p text:style-name="Standard">Programmeertaal: PHP.</text:p>
      <text:p text:style-name="Standard"/>
      <text:p text:style-name="Standard">Moeilijkheidsgraad: Gemiddeld.</text:p>
      <text:p text:style-name="Standard"/>
      <text:p text:style-name="Standard">Beschrijving: We willen een app ontwikkelen voor tablets in restaurants waarmee klanten eten en drinken kunnen bestellen aan hun tafel. De app moet gebruiksvriendelijk en gemakkelijk te gebruiken zijn. De app moet eerst worden geactiveerd met een medewerker login code. De app gaat honderden gerechten en tientallen dranken bevatten, dus het moet een aantal filterfuncties bevatten.</text:p>
      <text:p text:style-name="Standard"/>
      <text:p text:style-name="Standard">De volgende taken zijn nodig om dit project te voltooien:</text:p>
      <text:p text:style-name="Standard"/>
      <text:p text:style-name="P1"><text:span text:style-name="T1">(EXTRA)</text:span></text:p>
      <text:p text:style-name="Standard">1. Maak een wireframe of een ontwerp van de UI/UX van de app. Het moet het proces van het bestellen van voedsel en dranken tonen, het bekijken van het menu, het filteren van het menu, enz. Je kunt tools als Adobe XD of Sketch hiervoor gebruiken.</text:p>
      <text:p text:style-name="Standard"/>
      <text:p text:style-name="Standard">2. Zet de database op. In dit geval gebruiken we MySQL. Je moet tabellen hebben voor gebruikers, medewerkers, bestellingen, gerechten en dranken.</text:p>
      <text:p text:style-name="Standard"/>
      <text:p text:style-name="Standard">3. Installeer en configureer Symfony op je lokale machine of server. Je kunt de documentatie hier raadplegen voor hulp: https://symfony.com/doc/current/setup.html </text:p>
      <text:p text:style-name="Standard"/>
      <text:p text:style-name="Standard">4. Zodra Symfony is geïnstalleerd en geconfigureerd, begin je met het ontwikkelen van de app. De eerste functionaliteit die je moet implementeren is de login voor de medewerkers. Hiervoor heb je een authenticatiesysteem nodig. Symfony heeft een security bundle die je hiervoor kunt gebruiken: https://symfony.com/doc/current/security.html</text:p>
      <text:p text:style-name="Standard"/>
      <text:p text:style-name="Standard">5. Ontwikkel de rest van de functionaliteiten volgens het UI/UX-ontwerp dat je in stap 1 hebt gemaakt. Dit omvat het tonen van het menu, het toepassen van filters, het maken van bestellingen enz.</text:p>
      <text:p text:style-name="Standard"/>
      <text:p text:style-name="Standard">6. Test de app grondig. Zorg ervoor dat alle functionaliteiten werken zoals bedoeld en dat er geen bugs of fouten zijn.</text:p>
      <text:p text:style-name="Standard"/>
      <text:p text:style-name="Standard">7. Implementeer de app op de tablets in het restaurant.</text:p>
      <text:p text:style-name="Standard"/>
      <text:p text:style-name="Standard">Belangrijke punten om in gedachten te houden tijdens de ontwikkeling:</text:p>
      <text:p text:style-name="Standard"/>
      <text:p text:style-name="Standard">1. De app moet gebruiksvriendelijk zijn. Besteed speciale aandacht aan de UX en zorg ervoor dat de klant gemakkelijk eten en drinken kan bestellen.</text:p>
      <text:p text:style-name="Standard"/>
      <text:p text:style-name="Standard">2. De app moet veilig zijn. Zorg ervoor dat alleen geautoriseerde medewerkers de app kunnen activeren.</text:p>
      <text:p text:style-name="Standard"/>
      <text:p text:style-name="Standard">3. De app moet snel en efficiënt zijn. Vermijd onnodige databasequeries en zorg ervoor dat de app soepel loopt, zelfs als er veel klanten tegelijkertijd bestellen.</text:p>
      <text:p text:style-name="Standard"/>
      <text:p text:style-name="Standard"/>
      <text:p text:style-name="Standard"><text:soft-page-break/></text:p>
      <text:p text:style-name="Standard">Om een tablet voedselbestelling app voor restaurants te ontwikkelen, moeten de volgende functies worden opgenomen:</text:p>
      <text:p text:style-name="Standard"/>
      <text:p text:style-name="Standard">1. **Medewerker Login:** Dit is de eerste functie die de app zou moeten hebben. De app moet veilig zijn en alleen toegankelijk voor medewerkers van het restaurant. De inloggegevens moeten veilig worden opgeslagen en de medewerker moet zich kunnen afmelden na het activeren van de app op de tablet.</text:p>
      <text:p text:style-name="Standard"/>
      <text:p text:style-name="Standard">2. **Menu Weergave:** De app moet een gemakkelijk te navigeren menu hebben dat alle beschikbare gerechten en dranken toont. Het menu moet worden gesorteerd in verschillende categorieën voor eenvoudige navigatie.</text:p>
      <text:p text:style-name="Standard"/>
      <text:p text:style-name="Standard">3. **Zoek- en Filterfuncties:** Vanwege het grote aantal gerechten en dranken, is het noodzakelijk om krachtige zoek- en filterfuncties op te nemen. Klanten moeten in staat zijn om gerechten te zoeken op naam, ingrediënten, prijs, dieetvoorkeuren (vegetarisch, veganistisch, glutenvrij, etc.), en meer.</text:p>
      <text:p text:style-name="Standard"/>
      <text:p text:style-name="Standard">4. **Bestellen:** Klanten moeten de mogelijkheid hebben om gerechten en dranken te selecteren en toe te voegen aan hun bestelling. Ze moeten ook de hoeveelheid kunnen wijzigen en speciale instructies kunnen toevoegen als ze dat willen.</text:p>
      <text:p text:style-name="Standard"/>
      <text:p text:style-name="Standard">5. **Winkelwagen:** De geselecteerde items moeten in een winkelwagen worden geplaatst waar klanten de details kunnen bekijken voordat ze hun bestelling bevestigen.</text:p>
      <text:p text:style-name="Standard"/>
      <text:p text:style-name="Standard">6. **Bestelbevestiging:** Klanten moeten een bestelbevestigingsscherm zien nadat ze hun bestelling hebben geplaatst, met een overzicht van hun bestelling en het totale bedrag.</text:p>
      <text:p text:style-name="Standard"><text:line-break/><text:span text:style-name="T1">(EXTRA)</text:span></text:p>
      <text:p text:style-name="Standard">7. **Real-time Order Tracking:** De app moet klanten de mogelijkheid bieden om de status van hun bestelling in real-time te volgen. Dit kan zo eenvoudig zijn als het tonen van "In de keuken", "Klaar voor serveren", etc.</text:p>
      <text:p text:style-name="Standard"/>
      <text:p text:style-name="P1"><text:span text:style-name="T1">(EXTRA)</text:span></text:p>
      <text:p text:style-name="Standard">8. **Betaling:** Hoewel niet strikt noodzakelijk, omdat betaling vaak gebeurt aan het eind van de maaltijd, kan een betalingsoptie worden opgenomen in de app om contactloze betalingen mogelijk te maken.</text:p>
      <text:p text:style-name="Standard"/>
      <text:p text:style-name="Standard">9. **Feedback en Beoordelingen:** Een optie voor klanten om feedback te geven en hun ervaring te beoordelen kan waardevol zijn voor het restaurant voor toekomstige verbeteringen.</text:p>
      <text:p text:style-name="Standard"/>
      <text:p text:style-name="P1"><text:span text:style-name="T1">(EXTRA)</text:span></text:p>
      <text:p text:style-name="Standard">10. **Meertalige Ondersteuning:** Als het restaurant klanten van verschillende nationaliteiten bedient, kan het nuttig zijn om meertalige ondersteuning in de app op te nemen.</text:p>
      <text:p text:style-name="Standard"/>
      <text:p text:style-name="Standard">Elk van deze functies vereist zorgvuldige planning en ontwikkeling om te zorgen voor een vlotte en aangename gebruikerservar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nl" fo:country="NL"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nl" fo:country="NL"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6T13:27:59.14</meta:creation-date>
    <dc:date>2024-02-20T14:33:27.741000000</dc:date>
    <meta:editing-duration>PT4M36S</meta:editing-duration>
    <meta:editing-cycles>2</meta:editing-cycles>
    <meta:generator>LibreOffice/7.6.3.2$Windows_X86_64 LibreOffice_project/29d686fea9f6705b262d369fede658f824154cc0</meta:generator>
    <meta:document-statistic meta:table-count="0" meta:image-count="0" meta:object-count="0" meta:page-count="2" meta:paragraph-count="33" meta:word-count="711" meta:character-count="4760" meta:non-whitespace-character-count="4080"/>
  </office:meta>
</office:document-meta>
</file>